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*****************************************************************************/</text:p>
      <text:p text:style-name="Standard">/***************************Name:- Divesh Uttamchandani***************************/</text:p>
      <text:p text:style-name="Standard">/***************************Class :- XII <text:s/>A <text:s text:c="26"/>***************************/</text:p>
      <text:p text:style-name="Standard">/***************************Date <text:s/>:- 07 July 2014 <text:s text:c="15"/>***************************/</text:p>
      <text:p text:style-name="Standard">/***************************Q-6) <text:s/>:- Sum <text:s text:c="28"/>***************************/</text:p>
      <text:p text:style-name="Standard">/*******************************************************************************/</text:p>
      <text:p text:style-name="Standard"/>
      <text:p text:style-name="Standard">#include&lt;iostream.h&gt;</text:p>
      <text:p text:style-name="Standard">#include&lt;conio.h&gt;</text:p>
      <text:p text:style-name="Standard">#include&lt;ctype.h&gt;</text:p>
      <text:p text:style-name="Standard"/>
      <text:p text:style-name="Standard">////////////////////////////////////////////////////////////////////////////////////////////////////////////////////////////////////////////////</text:p>
      <text:p text:style-name="Standard">int sum(int A[20],int n)</text:p>
      <text:p text:style-name="Standard">{</text:p>
      <text:p text:style-name="Standard">int s=0;</text:p>
      <text:p text:style-name="Standard">for(int i=0;i&lt;n;i++)</text:p>
      <text:p text:style-name="Standard"><text:s/>{</text:p>
      <text:p text:style-name="Standard"><text:s/>s+=A[i];</text:p>
      <text:p text:style-name="Standard"><text:s/>}</text:p>
      <text:p text:style-name="Standard">return s;</text:p>
      <text:p text:style-name="Standard">}</text:p>
      <text:p text:style-name="Standard">////////////////////////////////////////////////////////////////////////////////////////////////////////////////////////////////////////////////</text:p>
      <text:p text:style-name="Standard">int sum(int A[20],int n,char a)</text:p>
      <text:p text:style-name="Standard">{</text:p>
      <text:p text:style-name="Standard">int temp=-1,s=0;</text:p>
      <text:p text:style-name="Standard"/>
      <text:p text:style-name="Standard">if(toupper(a)=='O')</text:p>
      <text:p text:style-name="Standard">temp=1;</text:p>
      <text:p text:style-name="Standard"/>
      <text:p text:style-name="Standard">if(toupper(a)=='E')</text:p>
      <text:p text:style-name="Standard">temp=0;</text:p>
      <text:p text:style-name="Standard"/>
      <text:p text:style-name="Standard">for(int i=0;i&lt;n;i++)</text:p>
      <text:p text:style-name="Standard"><text:s/>{</text:p>
      <text:p text:style-name="Standard"><text:s/>if(A[i]%2==temp)</text:p>
      <text:p text:style-name="Standard"><text:s text:c="3"/>s+=A[i];</text:p>
      <text:p text:style-name="Standard"><text:s/>}</text:p>
      <text:p text:style-name="Standard">return s;</text:p>
      <text:p text:style-name="Standard">}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/**********************************Void Main()**********************************//</text:p>
      <text:p text:style-name="Standard">void main()</text:p>
      <text:p text:style-name="Standard">{</text:p>
      <text:p text:style-name="Standard">clrscr();</text:p>
      <text:p text:style-name="Standard"/>
      <text:p text:style-name="Standard">int A[20],n,i;</text:p>
      <text:p text:style-name="Standard"/>
      <text:p text:style-name="Standard">cout&lt;&lt;"Enter Size Of Array\t"; <text:s text:c="5"/>cin&gt;&gt;n;</text:p>
      <text:p text:style-name="Standard">cout&lt;&lt;"\n";</text:p>
      <text:p text:style-name="Standard"/>
      <text:p text:style-name="Standard">for(i=0;i&lt;n;i++)</text:p>
      <text:p text:style-name="Standard">{</text:p>
      <text:p text:style-name="Standard">cout&lt;&lt;"Enter Element <text:s/>"&lt;&lt;i+1&lt;&lt;"\t";</text:p>
      <text:p text:style-name="Standard"><text:tab/>cin&gt;&gt;A[i];</text:p>
      <text:p text:style-name="Standard">}</text:p>
      <text:p text:style-name="Standard"/>
      <text:p text:style-name="Standard">cout&lt;&lt;"\nsum(A,n)\t"&lt;&lt;sum(A,n);</text:p>
      <text:p text:style-name="Standard">cout&lt;&lt;"\nsum(A,n,'e')\t"&lt;&lt;sum(A,n,'e');</text:p>
      <text:p text:style-name="Standard">cout&lt;&lt;"\nsum(A,n,'o')\t"&lt;&lt;sum(A,n,'o');</text:p>
      <text:p text:style-name="Standard">cout&lt;&lt;"\nsum(A,n,'x')\t"&lt;&lt;sum(A,n,'x');</text:p>
      <text:p text:style-name="Standard"/>
      <text:p text:style-name="Standard">getch();</text:p>
      <text:p text:style-name="Standard">}</text:p>
      <text:p text:style-name="Standard">//********************************End Of Main***********************************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07-14T15:49:50.57</meta:creation-date>
    <dc:date>2014-07-14T19:57:15.48</dc:date>
    <dc:creator>Divesh </dc:creator>
    <meta:editing-duration>PT7M11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2" meta:paragraph-count="54" meta:word-count="92" meta:character-count="1732"/>
  </office:meta>
</office:document-meta>
</file>